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over>
          <mo stretchy="false">∑</mo>
          <mrow>
            <mi>i</mi>
            <mrow>
              <mi/>
              <mo stretchy="false">=</mo>
              <mi/>
            </mrow>
            <mn>1</mn>
          </mrow>
          <mi>N</mi>
        </munderover>
        <mi/>
      </mrow>
      <msubsup>
        <mi>A</mi>
        <mn>1</mn>
        <mrow>
          <mrow>
            <mo stretchy="false">(</mo>
            <mrow>
              <mi>i</mi>
            </mrow>
            <mo stretchy="false">)</mo>
          </mrow>
        </mrow>
      </msubsup>
      <mrow>
        <mi/>
        <mo stretchy="false">=</mo>
        <mi/>
      </mrow>
      <mrow>
        <munder>
          <mo stretchy="false">∫</mo>
          <mo stretchy="false">α</mo>
        </munder>
        <mi/>
      </mrow>
      <mrow>
        <munder>
          <mo stretchy="false">∫</mo>
          <mo stretchy="false">β</mo>
        </munder>
        <mi/>
      </mrow>
      <mrow>
        <mo stretchy="false">〈</mo>
        <mrow>
          <mrow>
            <msub>
              <mo stretchy="false">ϕ</mo>
              <mo stretchy="false">α</mo>
            </msub>
            <mi/>
          </mrow>
          <mo stretchy="false">∣</mo>
          <mrow>
            <mi/>
            <msub>
              <mi>A</mi>
              <mn>1</mn>
            </msub>
            <mi/>
          </mrow>
          <mo stretchy="false">∣</mo>
          <mrow>
            <mi/>
            <msub>
              <mo stretchy="false">ϕ</mo>
              <mo stretchy="false">β</mo>
            </msub>
          </mrow>
        </mrow>
        <mo stretchy="false">〉</mo>
      </mrow>
      <mi/>
      <msubsup>
        <mi>a</mi>
        <mo stretchy="false">α</mo>
        <mo stretchy="false">†</mo>
      </msubsup>
      <mi/>
      <msub>
        <mi>a</mi>
        <mo stretchy="false">β</mo>
      </msub>
    </mrow>
    <annotation encoding="StarMath 5.0">sum from {i `=` 1} to N ` A _1 ^{(i)} ~=~ 
int from %ialpha ` 
int from %ibeta ` 
langle 
 %iphi _%ialpha 
 `mline` 
 A _1 
 `mline` 
 %iphi _%ibeta 
rangle ` 
a _%ialpha ^%Ux2020 ` a _%ibet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23:55:02.703000000</meta:creation-date>
    <meta:generator>LibreOffice/4.1.4.2$Windows_x86 LibreOffice_project/0a0440ccc0227ad9829de5f46be37cfb6edcf72</meta:generator>
  </office:meta>
</office:document-meta>
</file>